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5dcb" officeooo:paragraph-rsid="001d5dcb"/>
    </style:style>
    <style:style style:name="P2" style:family="paragraph" style:parent-style-name="Standard">
      <style:text-properties officeooo:rsid="001ea2bb" officeooo:paragraph-rsid="001ea2bb"/>
    </style:style>
    <style:style style:name="P3" style:family="paragraph" style:parent-style-name="Standard">
      <style:text-properties officeooo:rsid="001ff328" officeooo:paragraph-rsid="001ff328"/>
    </style:style>
    <style:style style:name="P4" style:family="paragraph" style:parent-style-name="Standard">
      <style:text-properties officeooo:rsid="0021a8ce" officeooo:paragraph-rsid="0021a8ce"/>
    </style:style>
    <style:style style:name="P5" style:family="paragraph" style:parent-style-name="Standard">
      <style:text-properties officeooo:rsid="0024ef14" officeooo:paragraph-rsid="0025bfbf"/>
    </style:style>
    <style:style style:name="P6" style:family="paragraph" style:parent-style-name="Standard">
      <style:text-properties officeooo:rsid="0024ef14" officeooo:paragraph-rsid="0024ef14"/>
    </style:style>
    <style:style style:name="P7" style:family="paragraph" style:parent-style-name="Standard">
      <style:text-properties officeooo:rsid="0025bfbf" officeooo:paragraph-rsid="0025bfbf"/>
    </style:style>
    <style:style style:name="P8" style:family="paragraph" style:parent-style-name="Standard">
      <style:text-properties officeooo:rsid="0027be04" officeooo:paragraph-rsid="0027be04"/>
    </style:style>
    <style:style style:name="P9" style:family="paragraph" style:parent-style-name="Standard">
      <style:text-properties officeooo:rsid="0027fcc8" officeooo:paragraph-rsid="0027fcc8"/>
    </style:style>
    <style:style style:name="P10" style:family="paragraph" style:parent-style-name="Standard">
      <style:text-properties officeooo:rsid="002c95e3" officeooo:paragraph-rsid="002c95e3"/>
    </style:style>
    <style:style style:name="P11" style:family="paragraph" style:parent-style-name="Standard">
      <style:text-properties officeooo:rsid="002d0dc0" officeooo:paragraph-rsid="002d0dc0"/>
    </style:style>
    <style:style style:name="P12" style:family="paragraph" style:parent-style-name="Standard">
      <style:text-properties officeooo:rsid="002da39c" officeooo:paragraph-rsid="002da39c"/>
    </style:style>
    <style:style style:name="P13" style:family="paragraph" style:parent-style-name="Standard">
      <style:text-properties officeooo:rsid="002da39c" officeooo:paragraph-rsid="00462668"/>
    </style:style>
    <style:style style:name="P14" style:family="paragraph" style:parent-style-name="Standard">
      <style:text-properties officeooo:rsid="0032387a" officeooo:paragraph-rsid="0032387a"/>
    </style:style>
    <style:style style:name="P15" style:family="paragraph" style:parent-style-name="Standard">
      <style:text-properties officeooo:rsid="0038e36a" officeooo:paragraph-rsid="0049ee23"/>
    </style:style>
    <style:style style:name="P16" style:family="paragraph" style:parent-style-name="Standard">
      <style:text-properties officeooo:rsid="0038e36a" officeooo:paragraph-rsid="0032387a"/>
    </style:style>
    <style:style style:name="P17" style:family="paragraph" style:parent-style-name="Standard">
      <style:paragraph-properties fo:break-before="page"/>
      <style:text-properties officeooo:rsid="004e08f3" officeooo:paragraph-rsid="004e08f3"/>
    </style:style>
    <style:style style:name="P18" style:family="paragraph" style:parent-style-name="Standard">
      <style:text-properties officeooo:rsid="0050a8b2" officeooo:paragraph-rsid="0050a8b2"/>
    </style:style>
    <style:style style:name="P19" style:family="paragraph" style:parent-style-name="Standard">
      <style:text-properties officeooo:rsid="005175dc" officeooo:paragraph-rsid="005175dc"/>
    </style:style>
    <style:style style:name="P20" style:family="paragraph" style:parent-style-name="Standard">
      <style:text-properties officeooo:rsid="00540f04" officeooo:paragraph-rsid="00540f04"/>
    </style:style>
    <style:style style:name="P21" style:family="paragraph" style:parent-style-name="Standard">
      <style:text-properties officeooo:rsid="0055d21b" officeooo:paragraph-rsid="0055d21b"/>
    </style:style>
    <style:style style:name="P22" style:family="paragraph" style:parent-style-name="Standard">
      <style:text-properties officeooo:rsid="005625c3" officeooo:paragraph-rsid="005625c3"/>
    </style:style>
    <style:style style:name="P23" style:family="paragraph" style:parent-style-name="Standard">
      <style:text-properties officeooo:rsid="0052adcc" officeooo:paragraph-rsid="0052adcc"/>
    </style:style>
    <style:style style:name="P24" style:family="paragraph" style:parent-style-name="Standard">
      <style:text-properties officeooo:rsid="0059da8e" officeooo:paragraph-rsid="0059da8e"/>
    </style:style>
    <style:style style:name="P25" style:family="paragraph" style:parent-style-name="Standard">
      <style:text-properties officeooo:rsid="002da39c" officeooo:paragraph-rsid="002da39c"/>
    </style:style>
    <style:style style:name="T1" style:family="text">
      <style:text-properties officeooo:rsid="002008d9"/>
    </style:style>
    <style:style style:name="T2" style:family="text">
      <style:text-properties officeooo:rsid="0025bfbf"/>
    </style:style>
    <style:style style:name="T3" style:family="text">
      <style:text-properties officeooo:rsid="00445feb"/>
    </style:style>
    <style:style style:name="T4" style:family="text">
      <style:text-properties officeooo:rsid="0044a9f1"/>
    </style:style>
    <style:style style:name="T5" style:family="text">
      <style:text-properties officeooo:rsid="00462668"/>
    </style:style>
    <style:style style:name="T6" style:family="text">
      <style:text-properties officeooo:rsid="005625c3"/>
    </style:style>
    <style:style style:name="T7" style:family="text">
      <style:text-properties officeooo:rsid="00587c3b"/>
    </style:style>
    <style:style style:name="T8" style:family="text">
      <style:text-properties officeooo:rsid="005b3001"/>
    </style:style>
    <style:style style:name="T9" style:family="text">
      <style:text-properties officeooo:rsid="005cf9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rst 100 samples</text:p>
      <text:p text:style-name="P1">Accuracy: 74.0%</text:p>
      <text:p text:style-name="P1">Wrong percent: 4.0%</text:p>
      <text:p text:style-name="P1">No sentiment percent: 22.0%</text:p>
      <text:p text:style-name="P1">Right: 74</text:p>
      <text:p text:style-name="P1">Wrong: 4</text:p>
      <text:p text:style-name="P1">No sentiment: <text:s/>22</text:p>
      <text:p text:style-name="P1"/>
      <text:p text:style-name="P1"/>
      <text:p text:style-name="P1">First 300 samples</text:p>
      <text:p text:style-name="P1">Accuracy: 78.0%</text:p>
      <text:p text:style-name="P1">Wrong percent: <text:s/>2.0%</text:p>
      <text:p text:style-name="P1">No sentiment percent: <text:s/>20.0%</text:p>
      <text:p text:style-name="P1">Right: <text:s/>234</text:p>
      <text:p text:style-name="P1">Wrong: <text:s/>6</text:p>
      <text:p text:style-name="P1">No sentiment: <text:s/>60</text:p>
      <text:p text:style-name="P1"/>
      <text:p text:style-name="P1">First 500 samples</text:p>
      <text:p text:style-name="P1">Accuracy: 75.4%</text:p>
      <text:p text:style-name="P1">Wrong percent: 2.0%</text:p>
      <text:p text:style-name="P1">No sentiment percent: 22.6%</text:p>
      <text:p text:style-name="P1">Right: 377</text:p>
      <text:p text:style-name="P1">Wrong: 10</text:p>
      <text:p text:style-name="P1">No sentiment: <text:s/>113</text:p>
      <text:p text:style-name="P1"/>
      <text:p text:style-name="P1">First 1000 samples</text:p>
      <text:p text:style-name="P1">Accuracy: 76.7%</text:p>
      <text:p text:style-name="P1">Wrong percent: 2.4%</text:p>
      <text:p text:style-name="P1">No sentiment percent: 20.9%</text:p>
      <text:p text:style-name="P1">Right: 767</text:p>
      <text:p text:style-name="P1">Wrong: 24</text:p>
      <text:p text:style-name="P1">No sentiment: <text:s/>209</text:p>
      <text:p text:style-name="P1"/>
      <text:p text:style-name="P1"/>
      <text:p text:style-name="P1">Random 100 samples, random_state=2</text:p>
      <text:p text:style-name="P1">Accuracy: 80.0%</text:p>
      <text:p text:style-name="P1">Wrong percent: 2.0%</text:p>
      <text:p text:style-name="P1">No sentiment percent: 18.0%</text:p>
      <text:p text:style-name="P1">Right: 80</text:p>
      <text:p text:style-name="P1">Wrong: 2</text:p>
      <text:p text:style-name="P1">No sentiment: <text:s/>18</text:p>
      <text:p text:style-name="P1"/>
      <text:p text:style-name="P2">Random 300 samples, random_state=2</text:p>
      <text:p text:style-name="P2">Accuracy: 77.0%</text:p>
      <text:p text:style-name="P2">Wrong percent: 1.3333333333333335%</text:p>
      <text:p text:style-name="P2">No sentiment percent: 21.666666666666668%</text:p>
      <text:p text:style-name="P2">Right: 231</text:p>
      <text:p text:style-name="P2">Wrong: 4</text:p>
      <text:p text:style-name="P2">No sentiment: <text:s/>65</text:p>
      <text:p text:style-name="P2"><text:soft-page-break/>Random 500 samples, random_state=2<text:line-break/>Accuracy: 77.2%</text:p>
      <text:p text:style-name="P2">Wrong percent: 1.6%</text:p>
      <text:p text:style-name="P2">No sentiment percent: 21.2%</text:p>
      <text:p text:style-name="P2">Right: 386</text:p>
      <text:p text:style-name="P2">Wrong: 8</text:p>
      <text:p text:style-name="P2">No sentiment: <text:s/>106</text:p>
      <text:p text:style-name="P2"/>
      <text:p text:style-name="P2">Random 1000 samples, random_state=2</text:p>
      <text:p text:style-name="P2">Accuracy: 77.5%</text:p>
      <text:p text:style-name="P2">Wrong percent: 1.5%</text:p>
      <text:p text:style-name="P2">No sentiment percent: 21.0%</text:p>
      <text:p text:style-name="P2">Right: 775</text:p>
      <text:p text:style-name="P2">Wrong: 15</text:p>
      <text:p text:style-name="P2">No sentiment: <text:s/>210</text:p>
      <text:p text:style-name="P2"/>
      <text:p text:style-name="P2">Random 1000 samples, random_state=32</text:p>
      <text:p text:style-name="P2">Accuracy: 77.4%</text:p>
      <text:p text:style-name="P2">Wrong percent: 2.1999999999999997%</text:p>
      <text:p text:style-name="P2">No sentiment percent: 20.4%</text:p>
      <text:p text:style-name="P2">Right: 774</text:p>
      <text:p text:style-name="P2">Wrong: 22</text:p>
      <text:p text:style-name="P2">No sentiment: <text:s/>204</text:p>
      <text:p text:style-name="P2"/>
      <text:p text:style-name="P3">Random 1000 samples, random_state=57</text:p>
      <text:p text:style-name="P3"><text:span text:style-name="T1">A</text:span>ccuracy: 75.6%</text:p>
      <text:p text:style-name="P3">Wrong percent: 3.2%</text:p>
      <text:p text:style-name="P3">No sentiment percent: 21.2%</text:p>
      <text:p text:style-name="P3">Right: 756</text:p>
      <text:p text:style-name="P3">Wrong: 32</text:p>
      <text:p text:style-name="P3">No sentiment: <text:s/>212</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Improve</text:p>
      <text:p text:style-name="P5"/>
      <text:p text:style-name="P5">5 to 12 sample, <text:s/>no help</text:p>
      <text:p text:style-name="P5">Accuracy: 58.333333333333336%</text:p>
      <text:p text:style-name="P5">Wrong percent: 8.333333333333332%</text:p>
      <text:p text:style-name="P5">No sentiment percent: 0.0%</text:p>
      <text:p text:style-name="P5">Right: 7</text:p>
      <text:p text:style-name="P5">Wrong: 1 <text:span text:style-name="T2">negative</text:span></text:p>
      <text:p text:style-name="P5">No sentiment: <text:s/>0</text:p>
      <text:p text:style-name="P5"/>
      <text:p text:style-name="P7"/>
      <text:p text:style-name="P7">end=12</text:p>
      <text:p text:style-name="P7">start=3</text:p>
      <text:p text:style-name="P7">help=1, negative</text:p>
      <text:p text:style-name="P7">Accuracy: 100.0%</text:p>
      <text:p text:style-name="P7">Wrong percent: 0.0%</text:p>
      <text:p text:style-name="P7">No sentiment percent: 0.0%</text:p>
      <text:p text:style-name="P7">Right: 8</text:p>
      <text:p text:style-name="P7">Wrong: 0</text:p>
      <text:p text:style-name="P7">No sentiment: <text:s/>0</text:p>
      <text:p text:style-name="P7"/>
      <text:p text:style-name="P8">end=12</text:p>
      <text:p text:style-name="P8">start=2</text:p>
      <text:p text:style-name="P8">help=1, positive</text:p>
      <text:p text:style-name="P8">Accuracy: 100.0%</text:p>
      <text:p text:style-name="P8">Wrong percent: 0.0%</text:p>
      <text:p text:style-name="P8">No sentiment percent: 0.0%</text:p>
      <text:p text:style-name="P8">Right: 9</text:p>
      <text:p text:style-name="P8">Wrong: 0</text:p>
      <text:p text:style-name="P8">No sentiment: <text:s/>0</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2 to 999, no help</text:p>
      <text:p text:style-name="P8">Accuracy: 76.5%</text:p>
      <text:p text:style-name="P8">Wrong percent: 2.4%</text:p>
      <text:p text:style-name="P8">No sentiment percent: 20.9%</text:p>
      <text:p text:style-name="P8">Right: 765</text:p>
      <text:p text:style-name="P8">Wrong: 24</text:p>
      <text:p text:style-name="P8">No sentiment: <text:s/>209</text:p>
      <text:p text:style-name="P8"/>
      <text:p text:style-name="P8">end=1000</text:p>
      <text:p text:style-name="P8">start=2</text:p>
      <text:p text:style-name="P8">help=1, positive</text:p>
      <text:p text:style-name="P8">Accuracy: 71.1340206185567%</text:p>
      <text:p text:style-name="P8">Wrong percent: 3.0927835051546393%</text:p>
      <text:p text:style-name="P8">No sentiment percent: 25.773195876288657%</text:p>
      <text:p text:style-name="P8">Right: 69</text:p>
      <text:p text:style-name="P8">Wrong: 3</text:p>
      <text:p text:style-name="P8">No sentiment: <text:s/>25</text:p>
      <text:p text:style-name="P8"/>
      <text:p text:style-name="P8"/>
      <text:p text:style-name="P8"/>
      <text:p text:style-name="P9">end=1000</text:p>
      <text:p text:style-name="P9">start=2</text:p>
      <text:p text:style-name="P9">help=2, positive, negative</text:p>
      <text:p text:style-name="P7">Accuracy: 69.79166666666666%</text:p>
      <text:p text:style-name="P7">Wrong percent: 23.958333333333336%</text:p>
      <text:p text:style-name="P7">No sentiment percent: 6.25%</text:p>
      <text:p text:style-name="P7">Right: 67</text:p>
      <text:p text:style-name="P7">Wrong: 23</text:p>
      <text:p text:style-name="P7">No sentiment: <text:s/>6</text:p>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Improve Random</text:p>
      <text:p text:style-name="P12"/>
      <text:p text:style-name="P12">0 <text:s text:c="3"/>negative</text:p>
      <text:p text:style-name="P12">1 <text:s text:c="3"/>negative</text:p>
      <text:p text:style-name="P12">2 <text:s text:c="3"/>positive</text:p>
      <text:p text:style-name="P12">3 <text:s text:c="3"/>positive</text:p>
      <text:p text:style-name="P12">4 <text:s text:c="3"/>positive</text:p>
      <text:p text:style-name="P12"/>
      <text:p text:style-name="P12">Random 1000 samples, random_state=<text:span text:style-name="T3">2</text:span></text:p>
      <text:p text:style-name="P13">help=1</text:p>
      <text:p text:style-name="P12"><text:span text:style-name="T9">A</text:span>ccuracy: 87.87575150300601%</text:p>
      <text:p text:style-name="P12">Wrong percent: 3.9078156312625247%</text:p>
      <text:p text:style-name="P12">No sentiment percent: 8.216432865731463%</text:p>
      <text:p text:style-name="P12">Right: 877</text:p>
      <text:p text:style-name="P12">Wrong: 39</text:p>
      <text:p text:style-name="P12">No sentiment: <text:s/>82</text:p>
      <text:p text:style-name="P12"/>
      <text:p text:style-name="P12">Random 1000 samples, random_state=<text:span text:style-name="T4">2</text:span></text:p>
      <text:p text:style-name="P13">help=2</text:p>
      <text:p text:style-name="P12">Accuracy: 52.505010020040075%</text:p>
      <text:p text:style-name="P12">Wrong percent: 47.49498997995992%</text:p>
      <text:p text:style-name="P12">No sentiment percent: 0.0%</text:p>
      <text:p text:style-name="P12">Right: 524</text:p>
      <text:p text:style-name="P12">Wrong: 474</text:p>
      <text:p text:style-name="P12">No sentiment: <text:s/>0</text:p>
      <text:p text:style-name="P12"/>
      <text:p text:style-name="P12">Random 1000 samples, random_state=<text:span text:style-name="T4">2</text:span></text:p>
      <text:p text:style-name="P13">help=3,</text:p>
      <text:p text:style-name="P12">Sentiment: negative</text:p>
      <text:p text:style-name="P12">Accuracy: 52.55767301905717%</text:p>
      <text:p text:style-name="P12">Wrong percent: 47.44232698094283%</text:p>
      <text:p text:style-name="P12">No sentiment percent: 0.0%</text:p>
      <text:p text:style-name="P12">Right: 524</text:p>
      <text:p text:style-name="P12">Wrong: 473</text:p>
      <text:p text:style-name="P12">No sentiment: <text:s/>0</text:p>
      <text:p text:style-name="P12"/>
      <text:p text:style-name="P12">Random 1000 samples, random_state=2</text:p>
      <text:p text:style-name="P13">help=4</text:p>
      <text:p text:style-name="P12">Accuracy: 52.610441767068274%</text:p>
      <text:p text:style-name="P12">Wrong percent: 47.389558232931726%</text:p>
      <text:p text:style-name="P12">No sentiment percent: 0.0%</text:p>
      <text:p text:style-name="P12">Right: 524</text:p>
      <text:p text:style-name="P12">Wrong: 472</text:p>
      <text:p text:style-name="P12">No sentiment: <text:s/>0</text:p>
      <text:p text:style-name="P12"/>
      <text:p text:style-name="P12"/>
      <text:p text:style-name="P12">Random 1000 samples, random_state=2</text:p>
      <text:p text:style-name="P13">help=5,</text:p>
      <text:p text:style-name="P14">Accuracy: 52.663316582914575%</text:p>
      <text:p text:style-name="P14"><text:soft-page-break/>Wrong percent: 47.33668341708543%</text:p>
      <text:p text:style-name="P14">No sentiment percent: 0.0%</text:p>
      <text:p text:style-name="P14">Right: 524</text:p>
      <text:p text:style-name="P14">Wrong: 471</text:p>
      <text:p text:style-name="P14">No sentiment: <text:s/>0</text:p>
      <text:p text:style-name="P16"/>
      <text:p text:style-name="P17">random_state=57</text:p>
      <text:p text:style-name="P15"><text:span text:style-name="T7">0 <text:s text:c="3"/></text:span>positive</text:p>
      <text:p text:style-name="P15">1 <text:s text:c="3"/>negative</text:p>
      <text:p text:style-name="P15">2 <text:s text:c="3"/>negative</text:p>
      <text:p text:style-name="P15">3 <text:s text:c="3"/>negative</text:p>
      <text:p text:style-name="P15">4 <text:s text:c="3"/>positive</text:p>
      <text:p text:style-name="P15">5 <text:s text:c="3"/>negative</text:p>
      <text:p text:style-name="P15">6 <text:s text:c="3"/>positive</text:p>
      <text:p text:style-name="P15">7 <text:s text:c="3"/>negative</text:p>
      <text:p text:style-name="P15">8 <text:s text:c="3"/>negative</text:p>
      <text:p text:style-name="P15">9 <text:s text:c="3"/>positive</text:p>
      <text:p text:style-name="P15"/>
      <text:p text:style-name="P15">Generally I like something light and fun, so this film shouldn't have appealed to me. But it grabbed me from the start. The story of a family's choices and challenges seem obvious, but it raises the question over and over: "What if it was my family? My choice?" I cried and laughed when they did because I really felt what the people involved felt. It was in places difficult to watch, but more difficult to turn away. The story is true, and life is sometimes difficult to watch! It shows what film-makers can do without sex, violence, or special effects: a good story is a good story all by itself. The best and most unpredictable stories are all true ones. Like real life, you really don't know what'll happen next, or why people do the things that they do! Sentiment: positive</text:p>
      <text:p text:style-name="P15"/>
      <text:p text:style-name="P22">help=1</text:p>
      <text:p text:style-name="P15">Accuracy: 92.18436873747495%</text:p>
      <text:p text:style-name="P15">Wrong percent: 4.709418837675351%</text:p>
      <text:p text:style-name="P15">No sentiment percent: 3.106212424849699%</text:p>
      <text:p text:style-name="P15">Right: 920</text:p>
      <text:p text:style-name="P15">Wrong: 47</text:p>
      <text:p text:style-name="P15">No sentiment: <text:s/>31</text:p>
      <text:p text:style-name="P15"/>
      <text:p text:style-name="P15">Generally I like something light and fun, so this film shouldn't have appealed to me. But it grabbed me from the start. The story of a family's choices and challenges seem obvious, but it raises the question over and over: "What if it was my family? My choice?" I cried and laughed when they did because I really felt what the people involved felt. It was in places difficult to watch, but more difficult to turn away. The story is true, and life is sometimes difficult to watch! It shows what film-makers can do without sex, violence, or special effects: a good story is a good story all by itself. The best and most unpredictable stories are all true ones. Like real life, you really don't know what'll happen next, or why people do the things that they do! Sentiment: positive</text:p>
      <text:p text:style-name="P15">I am surprised that so many comments about this film are positive. Having read the book several times (and all the other historical novels by Mika Waltari) there is no way to say much good in this film. If I forget the origins of the story I might consider it a reasonably good epic. Of course to bring such a brick of a book to the big screen is a task not to be envied, but it could be done with class. I can't understand why even the name of Nefernefernefer had to be shortened to just Nefer. I love Peter Ustinov as Kaptah and Marlon Brando probably would have made a better Sinuhe but the overall attitude is too Hollywood to ever make justice to the book. Mind you Mika Waltari left the Premier of this film in the middle of the showing. That's how much he liked it. Sentiment: negative</text:p>
      <text:p text:style-name="P15"/>
      <text:p text:style-name="P21">help=<text:span text:style-name="T6">2</text:span></text:p>
      <text:p text:style-name="P15">Accuracy: 90.87261785356068%</text:p>
      <text:p text:style-name="P15">Wrong percent: 8.826479438314944%</text:p>
      <text:p text:style-name="P15"><text:soft-page-break/>No sentiment percent: 0.3009027081243731%</text:p>
      <text:p text:style-name="P15">Right: 906</text:p>
      <text:p text:style-name="P15">Wrong: 88</text:p>
      <text:p text:style-name="P15">No sentiment: <text:s/>3</text:p>
      <text:p text:style-name="P15"/>
      <text:p text:style-name="P15">Generally I like something light and fun, so this film shouldn't have appealed to me. But it grabbed me from the start. The story of a family's choices and challenges seem obvious, but it raises the question over and over: "What if it was my family? My choice?" I cried and laughed when they did because I really felt what the people involved felt. It was in places difficult to watch, but more difficult to turn away. The story is true, and life is sometimes difficult to watch! It shows what film-makers can do without sex, violence, or special effects: a good story is a good story all by itself. The best and most unpredictable stories are all true ones. Like real life, you really don't know what'll happen next, or why people do the things that they do! Sentiment: positive</text:p>
      <text:p text:style-name="P15">I am surprised that so many comments about this film are positive. Having read the book several times (and all the other historical novels by Mika Waltari) there is no way to say much good in this film. If I forget the origins of the story I might consider it a reasonably good epic. Of course to bring such a brick of a book to the big screen is a task not to be envied, but it could be done with class. I can't understand why even the name of Nefernefernefer had to be shortened to just Nefer. I love Peter Ustinov as Kaptah and Marlon Brando probably would have made a better Sinuhe but the overall attitude is too Hollywood to ever make justice to the book. Mind you Mika Waltari left the Premier of this film in the middle of the showing. That's how much he liked it. Sentiment: negative</text:p>
      <text:p text:style-name="P15">too predictable for spoilers, but i'll not be cagey below, so don't read it if you care.&lt;br /&gt;&lt;br /&gt;a few dull scriptwriters together for half an afternoon, and even then they run out of ideas. so let's start with a criminal sought by all France...doesn't matter what he has done, we'll think of that later (they don't). some seconds of suspense, but not too much, and nothing unexpected, because that requires Art. half an hour needed to finish off the film; i get it: have them rob a jeweller's, and take a lot of time avoiding alarms etc.; everybody robs jewellers in films just ike this, it's bound to work (it doesn't). no humour, no character (ok, yves montand does get to ham it a weeny bit) and have everyone speak in a quiet deadpan voice that is supposed to make one think of noir, but merely makes the actors sound depressed. if they are silent, it'll make them seem grimmer - but also save us writing their lines. we'd better add something for the stay at home women who are going to watch this stuff, so let's have something to make them empathise with hubby (we forgot to put any women in the film). got it: a son on (gasp) marijuana - oh, and have him attempt suicide for no particular reason (shame? his dad's a mafia boss for crying out loud, but the audience will feel his fatherly care, and if not, sod them). oh, the crooked cop was a classmate of the guy who gets him in the end; wrenching, eh? let's have them all die at the end, or we'll never finish this stuff. is it in the can? right, that's over with then, thank god. who'll we get for director? Sentiment: negative</text:p>
      <text:p text:style-name="P15"/>
      <text:p text:style-name="P20">help=<text:span text:style-name="T6">3</text:span></text:p>
      <text:p text:style-name="P15">Accuracy: 50.903614457831324%</text:p>
      <text:p text:style-name="P15">Wrong percent: 49.096385542168676%</text:p>
      <text:p text:style-name="P15">No sentiment percent: 0.0%</text:p>
      <text:p text:style-name="P15">Right: 507</text:p>
      <text:p text:style-name="P15">Wrong: 489</text:p>
      <text:p text:style-name="P15">No sentiment: <text:s/>0</text:p>
      <text:p text:style-name="P15"/>
      <text:p text:style-name="P15"/>
      <text:p text:style-name="P15"/>
      <text:p text:style-name="P15"/>
      <text:p text:style-name="P15"><text:soft-page-break/></text:p>
      <text:p text:style-name="P15"/>
      <text:p text:style-name="P18">random_state=3</text:p>
      <text:p text:style-name="P18"/>
      <text:p text:style-name="P18"><text:span text:style-name="T7">0 <text:s text:c="3"/></text:span>positive</text:p>
      <text:p text:style-name="P18">1 <text:s text:c="3"/>negative</text:p>
      <text:p text:style-name="P18">2 <text:s text:c="3"/>negative</text:p>
      <text:p text:style-name="P18">3 <text:s text:c="3"/>negative</text:p>
      <text:p text:style-name="P18">4 <text:s text:c="3"/>positive</text:p>
      <text:p text:style-name="P18"/>
      <text:p text:style-name="P19">help=2</text:p>
      <text:p text:style-name="P18">Accuracy: 91.97592778335006%</text:p>
      <text:p text:style-name="P18">Wrong percent: 7.923771313941826%</text:p>
      <text:p text:style-name="P18">No sentiment percent: 0.10030090270812438%</text:p>
      <text:p text:style-name="P18">Right: 917</text:p>
      <text:p text:style-name="P18">Wrong: 79</text:p>
      <text:p text:style-name="P18">No sentiment: <text:s/>1</text:p>
      <text:p text:style-name="P18"/>
      <text:p text:style-name="P23">Doesn’t work for 3 like others</text:p>
      <text:p text:style-name="P23"/>
      <text:p text:style-name="P23"/>
      <text:p text:style-name="P23"/>
      <text:p text:style-name="P24">Tests doesn’t work for more than two help, and really often not even for two. The result prompt follow the last two help prompt or the sentiment more seen, <text:span text:style-name="T8">or write the same No_sentiment result for each input promp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09:45:05.925363153</meta:creation-date>
    <dc:date>2024-04-24T10:49:52.538036226</dc:date>
    <meta:editing-duration>PT4H20M9S</meta:editing-duration>
    <meta:editing-cycles>42</meta:editing-cycles>
    <meta:generator>LibreOffice/7.3.7.2$Linux_X86_64 LibreOffice_project/30$Build-2</meta:generator>
    <meta:document-statistic meta:table-count="0" meta:image-count="0" meta:object-count="0" meta:page-count="9" meta:paragraph-count="220" meta:word-count="1610" meta:character-count="9628" meta:non-whitespace-character-count="8148"/>
  </office:meta>
</office:document-meta>
</file>